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1c708"/>
    </style:style>
    <style:style style:name="P2" style:family="paragraph" style:parent-style-name="Standard">
      <style:paragraph-properties fo:text-align="center" style:justify-single-word="false"/>
      <style:text-properties fo:font-size="11pt" officeooo:paragraph-rsid="0001c708" style:font-size-asian="11pt" style:font-name-complex="Times New Roman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officeooo:paragraph-rsid="0001c708" style:font-size-asian="11pt" style:font-name-complex="Times New Roman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officeooo:paragraph-rsid="0001c708" style:font-size-asian="11pt" style:font-size-complex="11pt"/>
    </style:style>
    <style:style style:name="P5" style:family="paragraph" style:parent-style-name="Standard">
      <style:text-properties fo:font-size="11pt" officeooo:paragraph-rsid="0001c708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fo:font-weight="normal" officeooo:paragraph-rsid="0001c708" style:font-size-asian="11pt" style:font-weight-asian="normal" style:font-name-complex="Times New Roman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paragraph-rsid="0001c708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fo:font-style="normal" style:text-underline-style="none" fo:font-weight="bold" officeooo:paragraph-rsid="0001c708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1pt" fo:font-style="normal" fo:font-weight="bold" officeooo:paragraph-rsid="0001c708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bold" officeooo:paragraph-rsid="0001c708" style:font-size-asian="11pt" style:font-weight-asian="bold" style:font-size-complex="11pt" style:font-weight-complex="bold"/>
    </style:style>
    <style:style style:name="P11" style:family="paragraph" style:parent-style-name="Standard" style:list-style-name="WWNum1">
      <style:paragraph-properties fo:text-align="start" style:justify-single-word="false"/>
      <style:text-properties officeooo:paragraph-rsid="0001c708"/>
    </style:style>
    <style:style style:name="P12" style:family="paragraph" style:parent-style-name="Standard">
      <style:paragraph-properties fo:text-align="start" style:justify-single-word="false"/>
      <style:text-properties officeooo:paragraph-rsid="0001c708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fo:font-weight="bold" officeooo:paragraph-rsid="0001c708" style:font-size-asian="11pt" style:font-weight-asian="bold" style:font-name-complex="Arial1" style:font-size-complex="11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1pt" fo:font-weight="normal" officeooo:paragraph-rsid="0001c708" style:font-size-asian="11pt" style:font-weight-asian="normal" style:font-name-complex="Arial1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bold" officeooo:paragraph-rsid="0001c708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bold" officeooo:paragraph-rsid="0001c708" style:font-size-asian="11pt" style:font-style-asian="normal" style:font-weight-asian="bold" style:font-name-complex="Arial1" style:font-size-complex="11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paragraph-rsid="0001c708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 style:list-style-name="WWNum1">
      <style:paragraph-properties fo:text-align="start" style:justify-single-word="false"/>
      <style:text-properties officeooo:rsid="0011c5d3" officeooo:paragraph-rsid="0001c708"/>
    </style:style>
    <style:style style:name="P19" style:family="paragraph" style:parent-style-name="Standard">
      <style:paragraph-properties fo:margin-left="0in" fo:margin-right="0in" fo:text-indent="0in" style:auto-text-indent="false"/>
      <style:text-properties officeooo:paragraph-rsid="0001c708"/>
    </style:style>
    <style:style style:name="P20" style:family="paragraph" style:parent-style-name="Standard">
      <style:paragraph-properties fo:margin-left="0in" fo:margin-right="0.25in" fo:margin-top="0in" fo:margin-bottom="0in" loext:contextual-spacing="false" fo:text-align="start" style:justify-single-word="false" fo:text-indent="0in" style:auto-text-indent="false"/>
      <style:text-properties officeooo:paragraph-rsid="0001c708"/>
    </style:style>
    <style:style style:name="P21" style:family="paragraph" style:parent-style-name="Standard">
      <style:paragraph-properties fo:margin-left="0in" fo:margin-right="0.25in" fo:margin-top="0in" fo:margin-bottom="0in" loext:contextual-spacing="false" fo:text-align="start" style:justify-single-word="false" fo:text-indent="0in" style:auto-text-indent="false"/>
      <style:text-properties fo:font-size="11pt" fo:font-style="normal" style:text-underline-style="none" fo:font-weight="bold" officeooo:paragraph-rsid="0001c708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Standard" style:list-style-name="WWNum2">
      <style:paragraph-properties fo:margin-left="0.5in" fo:margin-right="0in" fo:text-align="start" style:justify-single-word="false" fo:text-indent="-0.25in" style:auto-text-indent="false"/>
      <style:text-properties officeooo:paragraph-rsid="0001c708"/>
    </style:style>
    <style:style style:name="P23" style:family="paragraph" style:parent-style-name="Standard" style:list-style-name="WWNum3">
      <style:paragraph-properties fo:margin-left="0.5in" fo:margin-right="0in" fo:text-align="start" style:justify-single-word="false" fo:text-indent="-0.25in" style:auto-text-indent="false"/>
      <style:text-properties officeooo:paragraph-rsid="0001c708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officeooo:paragraph-rsid="0001c708"/>
    </style:style>
    <style:style style:name="T1" style:family="text">
      <style:text-properties style:font-name="Arial" fo:font-size="14pt" fo:font-weight="bold" style:font-size-asian="14pt" style:font-weight-asian="bold" style:font-name-complex="Arial1" style:font-size-complex="14pt" style:font-weight-complex="bold"/>
    </style:style>
    <style:style style:name="T2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1" style:font-size-complex="11pt" style:font-weight-complex="bold"/>
    </style:style>
    <style:style style:name="T3" style:family="text">
      <style:text-properties style:font-name="Arial" fo:font-size="11pt" fo:font-weight="normal" style:font-size-asian="11pt" style:font-weight-asian="normal" style:font-name-complex="Arial1" style:font-size-complex="11pt" style:font-weight-complex="normal"/>
    </style:style>
    <style:style style:name="T4" style:family="text">
      <style:text-properties style:font-name="Arial" fo:font-size="11pt" style:text-underline-style="none" fo:font-weight="normal" style:font-size-asian="11pt" style:font-weight-asian="normal" style:font-name-complex="Arial1" style:font-size-complex="11pt" style:font-weight-complex="normal"/>
    </style:style>
    <style:style style:name="T5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7" style:family="text"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style:font-name="Arial" fo:font-size="11pt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9" style:family="text">
      <style:text-properties fo:font-size="11pt" style:font-size-asian="11pt" style:font-name-complex="Times New Roman" style:font-size-complex="11pt"/>
    </style:style>
    <style:style style:name="T10" style:family="text">
      <style:text-properties fo:font-size="11pt" fo:font-weight="bold" style:font-size-asian="11pt" style:font-weight-asian="bold" style:font-name-complex="Times New Roman" style:font-size-complex="11pt" style:font-weight-complex="bold"/>
    </style:style>
    <style:style style:name="T11" style:family="text">
      <style:text-properties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size="11pt" fo:font-weight="normal" style:font-size-asian="11pt" style:font-weight-asian="normal" style:font-name-complex="Times New Roman" style:font-size-complex="11pt" style:font-weight-complex="normal"/>
    </style:style>
    <style:style style:name="T13" style:family="text">
      <style:text-properties fo:font-size="11pt" fo:font-weight="normal" style:font-size-asian="11pt" style:font-weight-asian="normal" style:font-size-complex="11pt" style:font-weight-complex="normal"/>
    </style:style>
    <style:style style:name="T14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16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size="11pt" fo:font-style="normal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0" style:family="text">
      <style:text-properties fo:font-size="11pt" fo:font-style="normal" style:text-underline-style="none" fo:font-weight="normal" style:font-name-asian="SimSu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Sect1" style:family="section">
      <style:section-properties style:editable="false">
        <style:columns fo:column-count="2">
          <style:column style:rel-width="43668*" fo:start-indent="0in" fo:end-indent="0in"/>
          <style:column style:rel-width="21867*" fo:start-indent="0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">Matthew Mejia</text:span></text:p>
      <text:p text:style-name="P1"><text:span text:style-name="T9">Pasadena, CA 91107</text:span></text:p>
      <text:p text:style-name="P1"><text:span text:style-name="T9">Cell: 626.823.6452</text:span></text:p>
      <text:p text:style-name="P1"><text:span text:style-name="T9">Email: </text:span><text:a xlink:type="simple" xlink:href="mailto:mattcmej@gmail.com" text:style-name="Internet_20_link" text:visited-style-name="Visited_20_Internet_20_Link"><text:span text:style-name="Internet_20_link"><text:span text:style-name="T9">mattcmej@gmail.com</text:span></text:span></text:a></text:p>
      <text:p text:style-name="P1"/>
      <text:p text:style-name="P2"/>
      <text:p text:style-name="P12"><text:span text:style-name="T2">Education</text:span><text:span text:style-name="T3">__________________________________________________________________</text:span></text:p>
      <text:p text:style-name="P13"/>
      <text:p text:style-name="P12"><text:span text:style-name="T10">Occidental College, Los Angeles, California (class of 2015)</text:span></text:p>
      <text:p text:style-name="P12"><text:span text:style-name="T10">Major:</text:span><text:span text:style-name="T9"> Physics with Mathematics emphasis</text:span></text:p>
      <text:p text:style-name="P12"><text:span text:style-name="T10">Minor:</text:span><text:span text:style-name="T9"> Mathematics</text:span></text:p>
      <text:p text:style-name="P3"/>
      <text:p text:style-name="P3"/>
      <text:p text:style-name="P12"><text:span text:style-name="T2">Relevant Coursework</text:span><text:span text:style-name="T3">________________________________________________________</text:span></text:p>
      <text:p text:style-name="P14"/>
      <text:p text:style-name="P12"><text:span text:style-name="T10">Math Classes: </text:span></text:p>
      <text:p text:style-name="P12"><text:span text:style-name="T12">College Calculus, Linear Algebra, Multivariable Calculus, Discrete Mathematics, Graph Theory, Ordinary Differential Equations</text:span></text:p>
      <text:p text:style-name="P6"/>
      <text:p text:style-name="P12"><text:span text:style-name="T10">Physics Classes:</text:span></text:p>
      <text:p text:style-name="P12"><text:span text:style-name="T12">Introductory Mechanics, Waves and Optics, Introductory Electromagnetism, Modern Physics, Thermal Physics, Quantum Mechanics, Analytical Dynamics, Simulations in Physics (Programming Class), Math Methods in Physics, Advanced Electromagnetism, Solar Panel Independent Study</text:span></text:p>
      <text:p text:style-name="P6"/>
      <text:p text:style-name="P6"/>
      <text:p text:style-name="P12"><text:span text:style-name="T2">Professional Experience</text:span><text:span text:style-name="T4">_______________________________________________________</text:span></text:p>
      <text:p text:style-name="P4"/>
      <text:section text:style-name="Sect1" text:name="TextSection">
        <text:p text:style-name="P20"><text:span text:style-name="T11">Sylvan EDGE Instructor, </text:span><text:span text:style-name="T14">Sylvan Learning, </text:span><text:span text:style-name="T16">Woodland Hills, CA<text:tab/></text:span></text:p>
        <text:p text:style-name="P12"><text:span text:style-name="T16">Teaching grade school children robotics with Lego kits and laptops, as well as instructing middle and high-school students in math, english, and science.</text:span></text:p>
        <text:p text:style-name="P4"/>
        <text:p text:style-name="P12"><text:span text:style-name="T11">Tutor, </text:span><text:span text:style-name="T16">San Marino, CA<text:tab/><text:tab/><text:tab/><text:tab/><text:tab/><text:tab/><text:tab/></text:span></text:p>
        <text:p text:style-name="P12"><text:span text:style-name="T16">Independently tutoring high school students in physics, calculus, and math SAT prep.</text:span></text:p>
        <text:p text:style-name="P4"/>
        <text:p text:style-name="P12"><text:span text:style-name="T17">Substitute Teacher, </text:span><text:span text:style-name="T15">Flintridge Preparatory School, <text:tab/><text:tab/><text:tab/></text:span></text:p>
        <text:p text:style-name="P12"><text:span text:style-name="T18">La Ca</text:span><text:span text:style-name="T20">ñ</text:span><text:span text:style-name="T18">ada Flintridge, CA<text:tab/></text:span></text:p>
        <text:p text:style-name="P12"><text:span text:style-name="T18">Teaching as a substitute teacher for high school students in many subjects, but especially in math and physics.</text:span></text:p>
        <text:p text:style-name="P7"/>
        <text:p text:style-name="P12"><text:span text:style-name="T21">Tutor, </text:span><text:span text:style-name="T14">Perfect Fit College Consultants, </text:span><text:span text:style-name="T16">San Marino, CA<text:tab/><text:tab/></text:span></text:p>
        <text:p text:style-name="P12"><text:span text:style-name="T18">Tutored high school students in physics, calculus, and math SAT prep. </text:span></text:p>
        <text:p text:style-name="P21"/>
        <text:p text:style-name="P20"><text:span text:style-name="T17">Customer Service / Insurance Verifier, </text:span><text:span text:style-name="T15">Healthy Halo Insurance Services, </text:span><text:span text:style-name="T18">Burbank, CA<text:tab/></text:span></text:p>
        <text:p text:style-name="P20"><text:span text:style-name="T18">Verified clients' insurance information, answered questions regarding insurance, and entered data into relevant insurance forms. </text:span></text:p>
        <text:p text:style-name="P20"><text:span text:style-name="T17">October 2016 – April 2017</text:span></text:p>
        <text:p text:style-name="P8"/>
        <text:p text:style-name="P8"/>
        <text:p text:style-name="P8"/>
        <text:p text:style-name="P9"/>
        <text:p text:style-name="P12"><text:span text:style-name="T21"/></text:p>
        <text:p text:style-name="P12"><text:span text:style-name="T21">October 2016 – present</text:span></text:p>
        <text:p text:style-name="P8"/>
        <text:p text:style-name="P8"/>
        <text:p text:style-name="P8"/>
        <text:p text:style-name="P12"><text:span text:style-name="T17">January 2016 – present</text:span></text:p>
        <text:p text:style-name="P8"/>
        <text:p text:style-name="P8"/>
        <text:p text:style-name="P8"/>
        <text:p text:style-name="P12"><text:span text:style-name="T17"/></text:p>
        <text:p text:style-name="P12"><text:span text:style-name="T17">May 2015 – October 2016</text:span></text:p>
        <text:p text:style-name="P8"/>
        <text:p text:style-name="P8"/>
        <text:p text:style-name="P12"><text:span text:style-name="T17">June 2016</text:span></text:p>
        <text:p text:style-name="P8"/>
        <text:p text:style-name="P8"/>
        <text:p text:style-name="P15"/>
      </text:section>
      <text:section text:style-name="Sect2" text:name="Section1">
        <text:p text:style-name="P15"/>
        <text:p text:style-name="P12"><text:span text:style-name="T5"/></text:p>
        <text:p text:style-name="P12"><text:span text:style-name="T5"/></text:p>
        <text:p text:style-name="P12"><text:span text:style-name="T5"/></text:p>
        <text:p text:style-name="P12"><text:soft-page-break/><text:span text:style-name="T5">Volunteer Experience</text:span><text:span text:style-name="T7">__________________________________________________________</text:span></text:p>
        <text:p text:style-name="P17"/>
      </text:section>
      <text:section text:style-name="Sect1" text:name="Section2">
        <text:p text:style-name="P12"><text:span text:style-name="T21">Solar Cup Workshop Instructor, </text:span><text:span text:style-name="T14">Metropolitan Water District of Southern California</text:span><text:span text:style-name="T16">, Los Angeles, CA<text:tab/><text:tab/><text:tab/><text:tab/></text:span></text:p>
        <text:p text:style-name="P12"><text:span text:style-name="T18">Ran a workshop which taught high-school students about electrical circuits.</text:span></text:p>
        <text:p text:style-name="P7"/>
        <text:p text:style-name="P12"><text:span text:style-name="T11">English-Spanish Translator, </text:span><text:span text:style-name="T14">Occidental College</text:span><text:span text:style-name="T13">, Los Angeles, CA<text:tab/><text:tab/></text:span></text:p>
        <text:p text:style-name="P12"><text:span text:style-name="T18">Translated between the Occidental College Glee Club and various Spanish-speaking choirs during the Occidental College Glee Club 2014 International Tour in Spain.</text:span></text:p>
        <text:p text:style-name="P10"/>
        <text:p text:style-name="P12"><text:span text:style-name="T11">Solar Panel Programmer, </text:span><text:span text:style-name="T14">Occidental College, </text:span><text:span text:style-name="T16">Los Angeles, CA<text:tab/></text:span></text:p>
        <text:p text:style-name="P12"><text:span text:style-name="T18">Created a schematic for a solar panel power tester and developed the program which the device uses.</text:span></text:p>
        <text:p text:style-name="P12"><text:span text:style-name="T21">December 13, 2014</text:span></text:p>
        <text:p text:style-name="P10"/>
        <text:p text:style-name="P10"/>
        <text:p text:style-name="P10"/>
        <text:p text:style-name="P10"/>
        <text:p text:style-name="P12"><text:span text:style-name="T11">January 2014</text:span></text:p>
        <text:p text:style-name="P10"/>
        <text:p text:style-name="P9"/>
        <text:p text:style-name="P10"/>
        <text:p text:style-name="P10"/>
        <text:p text:style-name="P12"><text:span text:style-name="T21">June 2013 – December 2013<text:tab/></text:span></text:p>
        <text:p text:style-name="P10"/>
        <text:p text:style-name="P16"/>
      </text:section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>Interests / Activities</text:span><text:span text:style-name="T8">_________________________________________________________</text:span></text:p>
      <text:list xml:id="list9144287272740293844" text:style-name="WWNum1">
        <text:list-item>
          <text:p text:style-name="P11"><text:span text:style-name="T19">Participant at the Comedy Improv Club in Sierra Madre, CA, 2017—present</text:span></text:p>
        </text:list-item>
        <text:list-item>
          <text:p text:style-name="P11"><text:span text:style-name="T19">Member of a cappella choir “The Over Tones” in Los Angeles, CA, 2015–2016</text:span></text:p>
        </text:list-item>
        <text:list-item>
          <text:p text:style-name="P18"><text:span text:style-name="T19">Capoeira Yellow Cord in Capoeira Brasil Los Angeles, CA, 2014–2016</text:span></text:p>
        </text:list-item>
        <text:list-item>
          <text:p text:style-name="P11"><text:span text:style-name="T19">Participated in Relay for Life on Occidental College Campus, Spring 2013</text:span></text:p>
        </text:list-item>
        <text:list-item>
          <text:p text:style-name="P11"><text:span text:style-name="T19">Participant in the Occidental College Dance Production, 2010–2014</text:span></text:p>
        </text:list-item>
        <text:list-item>
          <text:p text:style-name="P11"><text:span text:style-name="T19">Member of Occidental College Barbershop Double Quartet, 2014</text:span></text:p>
        </text:list-item>
        <text:list-item>
          <text:p text:style-name="P11"><text:span text:style-name="T19">Member of Occidental College A Cappella Group “Cadence,” 2013–2104</text:span></text:p>
        </text:list-item>
        <text:list-item>
          <text:p text:style-name="P11"><text:span text:style-name="T19">Member of Occidental College Glee Club, 2010–2014</text:span></text:p>
        </text:list-item>
      </text:list>
      <text:p text:style-name="P3"/>
      <text:p text:style-name="P12"><text:span text:style-name="T2">Computer Skills</text:span><text:span text:style-name="T3">_____________________________________________________________</text:span></text:p>
      <text:list xml:id="list8615619810569679562" text:style-name="WWNum2">
        <text:list-item>
          <text:p text:style-name="P22"><text:span text:style-name="T12">Typing: 72 WPM</text:span></text:p>
        </text:list-item>
        <text:list-item>
          <text:p text:style-name="P22"><text:span text:style-name="T12">Microsoft Word, Excel, PowerPoint: Proficient</text:span></text:p>
        </text:list-item>
        <text:list-item>
          <text:p text:style-name="P22"><text:span text:style-name="T12">Java Programming Language: Familiar</text:span></text:p>
        </text:list-item>
        <text:list-item>
          <text:p text:style-name="P22"><text:span text:style-name="T12">DipTrace PCB Design Software: Familiar</text:span></text:p>
        </text:list-item>
        <text:list-item>
          <text:p text:style-name="P22"><text:span text:style-name="T12">C Programming Language: Familiar</text:span></text:p>
        </text:list-item>
        <text:list-item>
          <text:p text:style-name="P22"><text:span text:style-name="T12">Soldering on Circuit Boards: Proficient</text:span></text:p>
        </text:list-item>
        <text:list-item>
          <text:p text:style-name="P22"><text:span text:style-name="T12">MuseScore Music Score Writing Software: Familiar</text:span></text:p>
        </text:list-item>
        <text:list-item>
          <text:p text:style-name="P22"><text:span text:style-name="T12">Sylvan iPad Software: Proficient</text:span></text:p>
        </text:list-item>
      </text:list>
      <text:p text:style-name="P4"/>
      <text:p text:style-name="P4"/>
      <text:p text:style-name="P12"><text:span text:style-name="T2">Language Skills</text:span><text:span text:style-name="T3">_____________________________________________________________</text:span></text:p>
      <text:list xml:id="list2417229325584755696" text:style-name="WWNum3">
        <text:list-item>
          <text:p text:style-name="P23"><text:span text:style-name="T12">Speaks conversational Spanish</text:span></text:p>
        </text:list-item>
        <text:list-item>
          <text:p text:style-name="P23"><text:span text:style-name="T12">Speaks conversational Tagalog</text:span></text:p>
        </text:list-item>
      </text:list>
      <text:p text:style-name="P5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72" style:display-name="ListLabel 172" style:family="text">
      <style:text-properties fo:font-size="11pt" fo:font-weight="normal" style:font-size-asian="11pt" style:font-weight-asian="normal" style:font-name-complex="Symbol1" style:font-family-complex="Symbol" style:font-family-generic-complex="system" style:font-pitch-complex="variable" style:font-size-complex="12pt"/>
    </style:style>
    <style:style style:name="ListLabel_20_173" style:display-name="ListLabel 173" style:family="text">
      <style:text-properties style:font-name-complex="OpenSymbol1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1" style:font-family-complex="OpenSymbol" style:font-family-generic-complex="system" style:font-pitch-complex="variable"/>
    </style:style>
    <style:style style:name="ListLabel_20_175" style:display-name="ListLabel 175" style:family="text">
      <style:text-properties fo:font-size="12pt" style:font-size-asian="12pt" style:font-name-complex="Symbol1" style:font-family-complex="Symbol" style:font-family-generic-complex="system" style:font-pitch-complex="variable" style:font-size-complex="12pt"/>
    </style:style>
    <style:style style:name="ListLabel_20_176" style:display-name="ListLabel 176" style:family="text">
      <style:text-properties style:font-name-complex="OpenSymbol1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1" style:font-family-complex="OpenSymbol" style:font-family-generic-complex="system" style:font-pitch-complex="variable"/>
    </style:style>
    <style:style style:name="ListLabel_20_178" style:display-name="ListLabel 178" style:family="text">
      <style:text-properties fo:font-size="12pt" style:font-size-asian="12pt" style:font-name-complex="Symbol1" style:font-family-complex="Symbol" style:font-family-generic-complex="system" style:font-pitch-complex="variable" style:font-size-complex="12pt"/>
    </style:style>
    <style:style style:name="ListLabel_20_179" style:display-name="ListLabel 179" style:family="text">
      <style:text-properties style:font-name-complex="OpenSymbol1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1" style:font-family-complex="OpenSymbol" style:font-family-generic-complex="system" style:font-pitch-complex="variable"/>
    </style:style>
    <style:style style:name="ListLabel_20_181" style:display-name="ListLabel 181" style:family="text">
      <style:text-properties fo:font-size="11pt" fo:font-weight="normal" style:font-size-asian="11pt" style:font-weight-asian="normal" style:font-name-complex="Symbol1" style:font-family-complex="Symbol" style:font-family-generic-complex="system" style:font-pitch-complex="variable" style:font-size-complex="12pt"/>
    </style:style>
    <style:style style:name="ListLabel_20_182" style:display-name="ListLabel 182" style:family="text">
      <style:text-properties style:font-name-complex="OpenSymbol1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1" style:font-family-complex="OpenSymbol" style:font-family-generic-complex="system" style:font-pitch-complex="variable"/>
    </style:style>
    <style:style style:name="ListLabel_20_184" style:display-name="ListLabel 184" style:family="text">
      <style:text-properties fo:font-size="12pt" style:font-size-asian="12pt" style:font-name-complex="Symbol1" style:font-family-complex="Symbol" style:font-family-generic-complex="system" style:font-pitch-complex="variable" style:font-size-complex="12pt"/>
    </style:style>
    <style:style style:name="ListLabel_20_185" style:display-name="ListLabel 185" style:family="text">
      <style:text-properties style:font-name-complex="OpenSymbol1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OpenSymbol1" style:font-family-complex="OpenSymbol" style:font-family-generic-complex="system" style:font-pitch-complex="variable"/>
    </style:style>
    <style:style style:name="ListLabel_20_187" style:display-name="ListLabel 187" style:family="text">
      <style:text-properties fo:font-size="12pt" style:font-size-asian="12pt" style:font-name-complex="Symbol1" style:font-family-complex="Symbol" style:font-family-generic-complex="system" style:font-pitch-complex="variable" style:font-size-complex="12pt"/>
    </style:style>
    <style:style style:name="ListLabel_20_188" style:display-name="ListLabel 188" style:family="text">
      <style:text-properties style:font-name-complex="OpenSymbol1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1" style:font-family-complex="OpenSymbol" style:font-family-generic-complex="system" style:font-pitch-complex="variable"/>
    </style:style>
    <style:style style:name="ListLabel_20_190" style:display-name="ListLabel 190" style:family="text">
      <style:text-properties fo:font-size="11pt" fo:font-weight="normal" style:font-size-asian="11pt" style:font-weight-asian="normal" style:font-name-complex="Symbol1" style:font-family-complex="Symbol" style:font-family-generic-complex="system" style:font-pitch-complex="variable"/>
    </style:style>
    <style:style style:name="ListLabel_20_191" style:display-name="ListLabel 191" style:family="text">
      <style:text-properties style:font-name-complex="OpenSymbol1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-complex="OpenSymbol1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Symbol1" style:font-family-complex="Symbol" style:font-family-generic-complex="system" style:font-pitch-complex="variable"/>
    </style:style>
    <style:style style:name="ListLabel_20_194" style:display-name="ListLabel 194" style:family="text">
      <style:text-properties style:font-name-complex="OpenSymbol1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-complex="OpenSymbol1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Symbol1" style:font-family-complex="Symbol" style:font-family-generic-complex="system" style:font-pitch-complex="variable"/>
    </style:style>
    <style:style style:name="ListLabel_20_197" style:display-name="ListLabel 197" style:family="text">
      <style:text-properties style:font-name-complex="OpenSymbol1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-complex="OpenSymbol1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7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73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74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7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76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77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7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9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80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8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8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8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8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8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8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8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8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9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9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9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9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9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9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9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9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4:42:30.532000000</meta:creation-date>
    <dc:date>2017-06-08T14:44:44.155000000</dc:date>
    <meta:editing-duration>PT2M13S</meta:editing-duration>
    <meta:editing-cycles>1</meta:editing-cycles>
    <meta:document-statistic meta:table-count="0" meta:image-count="0" meta:object-count="0" meta:page-count="2" meta:paragraph-count="61" meta:word-count="449" meta:character-count="3607" meta:non-whitespace-character-count="3211"/>
    <meta:generator>LibreOffice/5.2.5.1$Windows_X86_64 LibreOffice_project/0312e1a284a7d50ca85a365c316c7abbf20a4d22</meta:generator>
  </office:meta>
</office:document-meta>
</file>